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rsid="0011f50b" officeooo:paragraph-rsid="0011f50b"/>
    </style:style>
    <style:style style:name="P3" style:family="paragraph" style:parent-style-name="Standard">
      <style:paragraph-properties fo:text-align="center" style:justify-single-word="false" style:writing-mode="lr-tb"/>
      <style:text-properties officeooo:rsid="0011f50b" officeooo:paragraph-rsid="0011f50b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11f50b" officeooo:paragraph-rsid="0011f50b"/>
    </style:style>
    <style:style style:name="P5" style:family="paragraph" style:parent-style-name="Standard">
      <style:paragraph-properties fo:text-align="center" style:justify-single-word="false" style:writing-mode="lr-tb"/>
      <style:text-properties fo:font-weight="bold" officeooo:rsid="0011f50b" officeooo:paragraph-rsid="0011f50b" style:font-weight-asian="bold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120b67" officeooo:paragraph-rsid="00120b67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T1" style:family="text">
      <style:text-properties style:font-name="sans-serif" fo:font-size="13.5pt"/>
    </style:style>
    <style:style style:name="T2" style:family="text">
      <style:text-properties officeooo:rsid="0011f50b"/>
    </style:style>
    <style:style style:name="T3" style:family="text">
      <style:text-properties fo:font-weight="normal" style:font-weight-asian="normal" style:font-weight-complex="normal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1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2.575cm" fo:min-width="4.4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1.27cm" fo:min-width="1.2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693cm" fo:min-width="3.49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801cm" fo:min-width="2.4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097cm" fo:min-width="1.82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e</text:span> <text:span text:style-name="T1">define</text:span> <text:span text:style-name="T1">algoritmo</text:span> <text:span text:style-name="T1">como</text:span> <text:span text:style-name="T1">un</text:span> <text:span text:style-name="T1">conjunto</text:span> <text:span text:style-name="T1">de</text:span> <text:span text:style-name="T1">instrucciones</text:span> <text:span text:style-name="T1">ordenadas,</text:span> <text:span text:style-name="T1">no</text:span><text:line-break/><text:span text:style-name="T1">ambiguas, con un punto inicial y final, con una finalidad definida y que finaliza en un tiempo finito.</text:span> </text:p>
      <text:p text:style-name="P1"/>
      <text:p text:style-name="P1">-<text:span text:style-name="T2">No ambigüedad</text:span></text:p>
      <text:p text:style-name="P1">-<text:span text:style-name="T2">Punto entrada y salida</text:span></text:p>
      <text:p text:style-name="P1">-<text:span text:style-name="T2">Tiene que tener finalidad</text:span></text:p>
      <text:p text:style-name="P1">-<text:span text:style-name="T2">Tiempo finito</text:span></text:p>
      <text:p text:style-name="P2">Complejidad espacial y temporal</text:p>
      <text:p text:style-name="P2"/>
      <text:p text:style-name="P5">Representar codigos</text:p>
      <text:p text:style-name="P2"/>
      <text:p text:style-name="P2"><text:span text:style-name="T3">Pseudocodigo</text:span> </text:p>
      <text:p text:style-name="P2"/>
      <text:p text:style-name="P2">Escribir ma o meno</text:p>
      <text:p text:style-name="P2"/>
      <text:p text:style-name="P2"><draw:custom-shape text:anchor-type="paragraph" draw:z-index="0" draw:name="Forma 1" draw:style-name="gr11" svg:width="2.576cm" svg:height="1.553cm" svg:x="-0.002cm" svg:y="1.258cm"><text:p>Inicio fi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Línea 1" draw:style-name="gr1" draw:text-style-name="P7" svg:x1="2.962cm" svg:y1="1.787cm" svg:x2="5.361cm" svg:y2="1.822cm"><text:p/></draw:line><draw:custom-shape text:anchor-type="paragraph" draw:z-index="2" draw:name="Forma 2" draw:style-name="gr10" svg:width="3.917cm" svg:height="1.271cm" svg:x="5.36cm" svg:y="1.046cm"><text:p>Entrada salida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" draw:name="Forma 3" draw:style-name="gr9" svg:width="3.493cm" svg:height="1.694cm" svg:x="10.299cm" svg:y="0.94cm"><text:p>Proceso</text:p><draw:enhanced-geometry svg:viewBox="0 0 21600 21600" draw:type="rectangle" draw:enhanced-path="M 0 0 L 21600 0 21600 21600 0 21600 0 0 Z N"/></draw:custom-shape><draw:custom-shape text:anchor-type="paragraph" draw:z-index="4" draw:name="Forma 4" draw:style-name="gr8" svg:width="2.47cm" svg:height="2.541cm" svg:x="14.462cm" svg:y="0.34cm"><text:p>Decisio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3">Flujo</text:span> </text:p>
      <text:p text:style-name="P2"/>
      <text:p text:style-name="P2"/>
      <text:p text:style-name="P2"/>
      <text:p text:style-name="P2"/>
      <text:p text:style-name="P2"/>
      <text:p text:style-name="P2"/>
      <text:p text:style-name="P2">Chapin ns </text:p>
      <text:p text:style-name="P2"><draw:custom-shape text:anchor-type="paragraph" draw:z-index="5" draw:name="Forma 5" draw:style-name="gr7" draw:text-style-name="P9" svg:width="4.446cm" svg:height="2.576cm" svg:x="4.161cm" svg:y="0.411cm"><text:p/><draw:enhanced-geometry svg:viewBox="0 0 21600 21600" draw:type="rectangle" draw:enhanced-path="M 0 0 L 21600 0 21600 21600 0 21600 0 0 Z N"/></draw:custom-shape><draw:line text:anchor-type="paragraph" draw:z-index="7" draw:name="Línea 2" draw:style-name="gr6" draw:text-style-name="P7" svg:x1="6.242cm" svg:y1="1.364cm" svg:x2="4.161cm" svg:y2="0.411cm"><text:p/></draw:line><draw:line text:anchor-type="paragraph" draw:z-index="8" draw:name="Línea 3" draw:style-name="gr6" draw:text-style-name="P7" svg:x1="8.606cm" svg:y1="0.411cm" svg:x2="6.242cm" svg:y2="1.364cm"><text:p/></draw:line></text:p>
      <text:p text:style-name="P2"><draw:frame text:anchor-type="paragraph" draw:z-index="10" draw:name="Marco de texto 1" draw:style-name="gr5" draw:text-style-name="P8" svg:width="0.565cm" svg:height="0.489cm" svg:x="6.066cm" svg:y="0.312cm"><draw:text-box><text:p>P</text:p></draw:text-box></draw:frame><draw:frame text:anchor-type="paragraph" draw:z-index="11" draw:name="Marco de texto 2" draw:style-name="gr4" draw:text-style-name="P8" svg:width="0.389cm" svg:height="0.489cm" svg:x="4.655cm" svg:y="0.383cm"><draw:text-box><text:p>T</text:p></draw:text-box></draw:frame></text:p>
      <text:p text:style-name="P2"><draw:line text:anchor-type="paragraph" draw:z-index="6" draw:name="Línea horizontal 1" draw:style-name="gr6" draw:text-style-name="P7" svg:x1="4.161cm" svg:y1="0.39cm" svg:x2="8.606cm" svg:y2="0.39cm"><text:p/></draw:line><draw:line text:anchor-type="paragraph" draw:z-index="9" draw:name="Línea horizontal 2" draw:style-name="gr6" draw:text-style-name="P7" svg:x1="6.313cm" svg:y1="2.013cm" svg:x2="6.242cm" svg:y2="0.39cm"><text:p/></draw:line><draw:frame text:anchor-type="paragraph" draw:z-index="12" draw:name="Marco de texto 3" draw:style-name="gr3" draw:text-style-name="P8" svg:width="0.389cm" svg:height="0.489cm" svg:x="7.407cm" svg:y="0.002cm"><draw:text-box><text:p>F</text:p></draw:text-box></draw:frame></text:p>
      <text:p text:style-name="P2"><draw:frame text:anchor-type="paragraph" draw:z-index="13" draw:name="Marco de texto 4" draw:style-name="gr2" draw:text-style-name="P8" svg:width="0.354cm" svg:height="0.53cm" svg:x="4.902cm" svg:y="0.467cm"><draw:text-box><text:p>A</text:p></draw:text-box></draw:frame><draw:line text:anchor-type="paragraph" draw:z-index="14" draw:name="Línea 4" draw:style-name="gr1" draw:text-style-name="P7" svg:x1="7.618cm" svg:y1="0.004cm" svg:x2="7.689cm" svg:y2="0.997cm"><text:p/></draw:line></text:p>
      <text:p text:style-name="P2"/>
      <text:p text:style-name="P2"/>
      <text:p text:style-name="P2"/>
      <text:p text:style-name="P2"/>
      <text:p text:style-name="P2"/>
      <text:p text:style-name="P3">Seleccion</text:p>
      <text:p text:style-name="P3"/>
      <text:p text:style-name="P3"/>
      <text:p text:style-name="P4">If <text:s/></text:p>
      <text:p text:style-name="P4">if else</text:p>
      <text:p text:style-name="P4">ternario</text:p>
      <text:p text:style-name="P4">if encadenado</text:p>
      <text:p text:style-name="P4">if anidados</text:p>
      <text:p text:style-name="P4">switch (mes){</text:p>
      <text:p text:style-name="P4"><text:tab/>mes=8;</text:p>
      <text:p text:style-name="P4"><text:tab/>instrucciones;decir agosto</text:p>
      <text:p text:style-name="P4"><text:tab/>brerak;</text:p>
      <text:p text:style-name="P4"/>
      <text:p text:style-name="P4"><text:span text:style-name="T1">A partir de Java 7 es posible utilizar cadenas (“fragmentos de texto”) en la</text:span><text:line-break/><text:span text:style-name="T1">expresión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Repeticion</text:span></text:p>
      <text:p text:style-name="P4"><text:span text:style-name="T1"/></text:p>
      <text:p text:style-name="P4"><text:span text:style-name="T1">do¨{</text:span></text:p>
      <text:p text:style-name="P4"><text:span text:style-name="T1">instrucciones</text:span></text:p>
      <text:p text:style-name="P4"><text:span text:style-name="T1">}while(condicion)</text:span></text:p>
      <text:p text:style-name="P4"><text:span text:style-name="T1"/></text:p>
      <text:p text:style-name="P4"><text:span text:style-name="T1"/></text:p>
      <text:p text:style-name="P4"><text:span text:style-name="T1">while (condicion){</text:span></text:p>
      <text:p text:style-name="P4"><text:span text:style-name="T1"/></text:p>
      <text:p text:style-name="P4"><text:span text:style-name="T1">}</text:span></text:p>
      <text:p text:style-name="P4"><text:span text:style-name="T1"/></text:p>
      <text:p text:style-name="P4"><text:span text:style-name="T1">for </text:span><text:s/>(crear variable;condicion;asignar variable){</text:p>
      <text:p text:style-name="P4"/>
      <text:p text:style-name="P4">}</text:p>
      <text:p text:style-name="P4"/>
      <text:p text:style-name="P4"/>
      <text:p text:style-name="P6">alto es i</text:p>
      <text:p text:style-name="P6">ancho es j </text:p>
      <text:p text:style-name="P6"/>
      <text:p text:style-name="P6">i&lt;alto</text:p>
      <text:p text:style-name="P6">j&lt;ancho</text:p>
      <text:p text:style-name="P6">i&lt;alto</text:p>
      <text:p text:style-name="P6"/>
      <text:p text:style-name="P6"/>
      <text:p text:style-name="P4"><text:s/>int ancho=0, alto=0, i, j;</text:p>
      <text:p text:style-name="P4"><text:s text:c="8"/>Scanner s = new Scanner(System.in);</text:p>
      <text:p text:style-name="P4"><text:s text:c="8"/>ancho = s.nextInt();</text:p>
      <text:p text:style-name="P4"><text:s text:c="8"/>alto = s.nextInt();</text:p>
      <text:p text:style-name="P4"><text:s text:c="8"/>for (i=0;i&lt;alto;i++){</text:p>
      <text:p text:style-name="P4"><text:s text:c="12"/>for (j=0;j&lt;ancho;j++){</text:p>
      <text:p text:style-name="P4"><text:s text:c="16"/>if (i&lt;alto){</text:p>
      <text:p text:style-name="P4"><text:s text:c="20"/>System.out.print("*");</text:p>
      <text:p text:style-name="P4"><text:s text:c="16"/>}else{</text:p>
      <text:p text:style-name="P4"><text:s text:c="13"/>System.out.print("-"); <text:s/></text:p>
      <text:p text:style-name="P4"><text:s text:c="13"/></text:p>
      <text:p text:style-name="P4"><text:s text:c="16"/>}</text:p>
      <text:p text:style-name="P4"><text:s text:c="16"/></text:p>
      <text:p text:style-name="P4"><text:s text:c="12"/>}</text:p>
      <text:p text:style-name="P4"><text:s text:c="12"/>System.out.println(""); 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6T10:54:29.408000000</meta:creation-date>
    <dc:date>2022-11-16T14:13:21.672000000</dc:date>
    <meta:editing-duration>PT3H18M52S</meta:editing-duration>
    <meta:editing-cycles>2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50" meta:word-count="133" meta:character-count="1103" meta:non-whitespace-character-count="824"/>
  </office:meta>
</office:document-meta>
</file>